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34ba4" officeooo:paragraph-rsid="00134ba4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99b6a" officeooo:paragraph-rsid="00199b6a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rsid="00199b6a" officeooo:paragraph-rsid="00199b6a" style:font-weight-asian="normal" style:font-weight-complex="normal"/>
    </style:style>
    <style:style style:name="P7" style:family="paragraph" style:parent-style-name="Standard">
      <style:text-properties fo:font-weight="normal" officeooo:rsid="00199b6a" officeooo:paragraph-rsid="001a5b68" style:font-weight-asian="normal" style:font-weight-complex="normal"/>
    </style:style>
    <style:style style:name="P8" style:family="paragraph" style:parent-style-name="Standard">
      <style:text-properties fo:font-weight="normal" officeooo:rsid="00199b6a" officeooo:paragraph-rsid="001bc934" style:font-weight-asian="normal" style:font-weight-complex="normal"/>
    </style:style>
    <style:style style:name="P9" style:family="paragraph" style:parent-style-name="Standard">
      <style:text-properties fo:font-weight="normal" officeooo:rsid="00199b6a" officeooo:paragraph-rsid="001c3799" style:font-weight-asian="normal" style:font-weight-complex="normal"/>
    </style:style>
    <style:style style:name="P10" style:family="paragraph" style:parent-style-name="Standard">
      <style:text-properties fo:font-weight="normal" officeooo:rsid="001bc934" officeooo:paragraph-rsid="001bc934" style:font-weight-asian="normal" style:font-weight-complex="normal"/>
    </style:style>
    <style:style style:name="P11" style:family="paragraph" style:parent-style-name="Standard">
      <style:text-properties fo:font-weight="normal" officeooo:rsid="001bc934" officeooo:paragraph-rsid="001c3799" style:font-weight-asian="normal" style:font-weight-complex="normal"/>
    </style:style>
    <style:style style:name="P12" style:family="paragraph" style:parent-style-name="Standard">
      <style:text-properties fo:font-weight="normal" officeooo:rsid="001e2bf5" officeooo:paragraph-rsid="001e2bf5" style:font-weight-asian="normal" style:font-weight-complex="normal"/>
    </style:style>
    <style:style style:name="P13" style:family="paragraph" style:parent-style-name="Standard">
      <style:text-properties fo:font-weight="normal" officeooo:rsid="001f79a7" officeooo:paragraph-rsid="001f79a7" style:font-weight-asian="normal" style:font-weight-complex="normal"/>
    </style:style>
    <style:style style:name="P14" style:family="paragraph" style:parent-style-name="Standard">
      <style:text-properties fo:font-weight="normal" officeooo:rsid="001f79a7" officeooo:paragraph-rsid="0021d782" style:font-weight-asian="normal" style:font-weight-complex="normal"/>
    </style:style>
    <style:style style:name="P15" style:family="paragraph" style:parent-style-name="Standard">
      <style:text-properties fo:font-weight="normal" officeooo:paragraph-rsid="0021d782" style:font-weight-asian="normal" style:font-weight-complex="normal"/>
    </style:style>
    <style:style style:name="T1" style:family="text">
      <style:text-properties officeooo:rsid="00134ba4"/>
    </style:style>
    <style:style style:name="T2" style:family="text">
      <style:text-properties officeooo:rsid="00145b43"/>
    </style:style>
    <style:style style:name="T3" style:family="text">
      <style:text-properties officeooo:rsid="0014d4ab"/>
    </style:style>
    <style:style style:name="T4" style:family="text">
      <style:text-properties officeooo:rsid="0017118c"/>
    </style:style>
    <style:style style:name="T5" style:family="text">
      <style:text-properties officeooo:rsid="0017d929"/>
    </style:style>
    <style:style style:name="T6" style:family="text">
      <style:text-properties officeooo:rsid="001a1e4c"/>
    </style:style>
    <style:style style:name="T7" style:family="text">
      <style:text-properties officeooo:rsid="001a5b68"/>
    </style:style>
    <style:style style:name="T8" style:family="text">
      <style:text-properties officeooo:rsid="001bc934"/>
    </style:style>
    <style:style style:name="T9" style:family="text">
      <style:text-properties officeooo:rsid="001c3799"/>
    </style:style>
    <style:style style:name="T10" style:family="text">
      <style:text-properties officeooo:rsid="001e2bf5"/>
    </style:style>
    <style:style style:name="T11" style:family="text">
      <style:text-properties officeooo:rsid="001f79a7"/>
    </style:style>
    <style:style style:name="T12" style:family="text">
      <style:text-properties officeooo:rsid="001f9e38"/>
    </style:style>
    <style:style style:name="T13" style:family="text">
      <style:text-properties officeooo:rsid="0020ff37"/>
    </style:style>
    <style:style style:name="T14" style:family="text">
      <style:text-properties officeooo:rsid="0021d782"/>
    </style:style>
    <style:style style:name="T15" style:family="text">
      <style:text-properties officeooo:rsid="0022df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cutando o docker sem ser sudo:</text:p>
      <text:p text:style-name="Standard"/>
      <text:p text:style-name="Standard">$ sudo groupadd docker</text:p>
      <text:p text:style-name="Standard">$ sudo gpasswd -a &lt;usuário&gt; docker</text:p>
      <text:p text:style-name="Standard">$ sudo service docker restart</text:p>
      <text:p text:style-name="Standard">$ newgrp Docker</text:p>
      <text:p text:style-name="Standard"/>
      <text:p text:style-name="P4"><text:span text:style-name="T6">Manipulando</text:span> imagens prontas</text:p>
      <text:p text:style-name="P4"/>
      <text:p text:style-name="P6">- <text:span text:style-name="T10">Para ver as imagens baixadas no host:</text:span></text:p>
      <text:p text:style-name="P12">$ docker images</text:p>
      <text:p text:style-name="P4"/>
      <text:p text:style-name="P6">- Para procurar uma imagem:</text:p>
      <text:p text:style-name="P6">$ docker search &lt;nome da imagem&gt;</text:p>
      <text:p text:style-name="P6"/>
      <text:p text:style-name="P10">Ex:</text:p>
      <text:p text:style-name="P8">$ docker search <text:span text:style-name="T8">alpine</text:span></text:p>
      <text:p text:style-name="P1"/>
      <text:p text:style-name="P7">- Para <text:span text:style-name="T7">baixar</text:span> uma imagem:</text:p>
      <text:p text:style-name="P7">$ docker <text:span text:style-name="T7">pull</text:span> &lt;nome da imagem&gt;</text:p>
      <text:p text:style-name="P1"/>
      <text:p text:style-name="P10">Ex:</text:p>
      <text:p text:style-name="P8">$ docker <text:span text:style-name="T7">pull</text:span> <text:span text:style-name="T8">alpine</text:span></text:p>
      <text:p text:style-name="P1"/>
      <text:p text:style-name="P9">- Para <text:span text:style-name="T7">baixar</text:span> uma imagem <text:span text:style-name="T9">com uma versão específica</text:span>:</text:p>
      <text:p text:style-name="P9">$ docker <text:span text:style-name="T7">pull</text:span> &lt;nome da imagem:<text:span text:style-name="T9">versão</text:span>&gt;</text:p>
      <text:p text:style-name="P1"/>
      <text:p text:style-name="P11">Ex:</text:p>
      <text:p text:style-name="P9">$ docker <text:span text:style-name="T7">pull</text:span> <text:span text:style-name="T9">ubuntu:16.04</text:span></text:p>
      <text:p text:style-name="P1"/>
      <text:p text:style-name="P5">- <text:span text:style-name="T11">Para excluir uma imagem </text:span><text:span text:style-name="T12">sem ter um container sendo executado através dela</text:span><text:span text:style-name="T11">:</text:span></text:p>
      <text:p text:style-name="P13">$ docker rm<text:span text:style-name="T15">i</text:span> &lt;<text:span text:style-name="T13">imagem</text:span>&gt;</text:p>
      <text:p text:style-name="P1"/>
      <text:p text:style-name="P15">- <text:span text:style-name="T11">Para excluir uma imagem </text:span><text:span text:style-name="T14">com</text:span><text:span text:style-name="T12"> um container sendo executado através dela</text:span><text:span text:style-name="T11">:</text:span></text:p>
      <text:p text:style-name="P14">$ docker <text:span text:style-name="T15">rmi</text:span> -<text:span text:style-name="T14">f </text:span>rm &lt;<text:span text:style-name="T13">imagem</text:span>&gt;</text:p>
      <text:p text:style-name="P1"/>
      <text:p text:style-name="P1"><text:span text:style-name="T4">Baixando </text:span>e manipulando container <text:span text:style-name="T4">a partir de uma imagem pronta</text:span></text:p>
      <text:p text:style-name="Standard"/>
      <text:p text:style-name="Standard">- A maneira mais simples <text:span text:style-name="T3">de criar um container </text:span><text:span text:style-name="T5">a partir de uma imagem pronta</text:span>:</text:p>
      <text:p text:style-name="Standard">docker container run &lt;imagem&gt;</text:p>
      <text:p text:style-name="Standard"/>
      <text:p text:style-name="Standard">- Para ver os containers ativos:</text:p>
      <text:p text:style-name="Standard">$ docker container ps</text:p>
      <text:p text:style-name="Standard"/>
      <text:p text:style-name="Standard">- Para ver os containers ativos e inativos:</text:p>
      <text:p text:style-name="Standard">$ docker container ps -a</text:p>
      <text:p text:style-name="Standard"/>
      <text:p text:style-name="Standard">- <text:span text:style-name="T1">Para </text:span><text:span text:style-name="T2">executar</text:span><text:span text:style-name="T1"> um container:</text:span></text:p>
      <text:p text:style-name="P2">$ docker container st<text:span text:style-name="T2">art</text:span> “container id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1T11:25:55.155157296</meta:creation-date>
    <meta:generator>LibreOffice/7.0.5.2$Linux_X86_64 LibreOffice_project/00$Build-2</meta:generator>
    <dc:date>2021-05-21T12:10:54.377752467</dc:date>
    <meta:editing-duration>PT42M58S</meta:editing-duration>
    <meta:editing-cycles>19</meta:editing-cycles>
    <meta:document-statistic meta:table-count="0" meta:image-count="0" meta:object-count="0" meta:page-count="1" meta:paragraph-count="33" meta:word-count="188" meta:character-count="1045" meta:non-whitespace-character-count="890"/>
  </office:meta>
</office:document-meta>
</file>